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9in" style:rel-column-width="12474*"/>
    </style:style>
    <style:style style:name="TABLA_5f_BIENES.B" style:display-name="TABLA_BIENES.B" style:family="table-column">
      <style:table-column-properties style:column-width="1.3326in" style:rel-column-width="12481*"/>
    </style:style>
    <style:style style:name="TABLA_5f_BIENES.C" style:display-name="TABLA_BIENES.C" style:family="table-column">
      <style:table-column-properties style:column-width="1.3403in" style:rel-column-width="12552*"/>
    </style:style>
    <style:style style:name="TABLA_5f_BIENES.E" style:display-name="TABLA_BIENES.E" style:family="table-column">
      <style:table-column-properties style:column-width="1.6597in" style:rel-column-width="15547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6155b3" officeooo:paragraph-rsid="006155b3" style:font-name-asian="Arial" style:font-size-asian="11pt" style:font-name-complex="Arial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c50cd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fc382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fc382" officeooo:paragraph-rsid="005fc382" style:font-name-asian="Arial" style:font-size-asian="10pt" style:font-name-complex="Arial" style:font-size-complex="10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3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617ee3" officeooo:paragraph-rsid="00617ee3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c50cd" style:font-weight-asian="bold" style:font-weight-complex="bold"/>
    </style:style>
    <style:style style:name="T4" style:family="text">
      <style:text-properties fo:font-weight="bold" style:font-name-asian="Arial" style:font-weight-asian="bold" style:font-name-complex="Arial" style:font-weight-complex="bold"/>
    </style:style>
    <style:style style:name="T5" style:family="text">
      <style:text-properties fo:font-weight="bold" officeooo:rsid="0046aaa7" style:font-name-asian="Arial" style:font-weight-asian="bold" style:font-name-complex="Arial" style:font-weight-complex="bold"/>
    </style:style>
    <style:style style:name="T6" style:family="text">
      <style:text-properties fo:font-weight="bold" officeooo:rsid="004aed82" style:font-name-asian="Arial" style:font-weight-asian="bold" style:font-name-complex="Arial" style:font-weight-complex="bold"/>
    </style:style>
    <style:style style:name="T7" style:family="text">
      <style:text-properties fo:font-weight="bold" officeooo:rsid="005964f6" style:font-name-asian="Arial" style:font-weight-asian="bold" style:font-name-complex="Arial" style:font-weight-complex="bold"/>
    </style:style>
    <style:style style:name="T8" style:family="text">
      <style:text-properties fo:font-weight="bold" officeooo:rsid="005419c5" style:font-name-asian="Arial" style:font-weight-asian="bold" style:font-name-complex="Arial" style:font-weight-complex="bold"/>
    </style:style>
    <style:style style:name="T9" style:family="text">
      <style:text-properties style:font-name-asian="Arial" style:font-name-complex="Arial"/>
    </style:style>
    <style:style style:name="T10" style:family="text">
      <style:text-properties officeooo:rsid="00503c86" style:font-name-asian="Arial" style:font-name-complex="Arial"/>
    </style:style>
    <style:style style:name="T11" style:family="text">
      <style:text-properties officeooo:rsid="005c50c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8">Teatro Nacional Cervantes</text:p>
      <text:p text:style-name="P17">Detalle de Recepción</text:p>
      <text:p text:style-name="P1"/>
      <text:p text:style-name="P8">
        <text:span text:style-name="T4">Fecha </text:span>
        <text:span text:style-name="T5">actual</text:span>
        <text:span text:style-name="T9">: 05/06/2015</text:span>
      </text:p>
      <text:p text:style-name="P8"/>
      <text:p text:style-name="P8"/>
      <text:section text:style-name="Sect1" text:name="Section1">
        <text:p text:style-name="P9">
          <text:span text:style-name="T6">Numero de recepción</text:span>
          <text:span text:style-name="T9">: </text:span>
          <text:span text:style-name="T10">2</text:span>
        </text:p>
        <text:p text:style-name="P8"/>
        <text:p text:style-name="P10"><text:span text:style-name="T2">Fecha:</text:span> 08/05/2015 </text:p>
        <text:p text:style-name="P8"/>
        <text:p text:style-name="P11"><text:span text:style-name="T2">Estado:</text:span> En stock</text:p>
        <text:p text:style-name="P8"/>
        <text:p text:style-name="P8">
          <text:span text:style-name="T7">D</text:span>
          <text:span text:style-name="T8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4354-35345345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9">Tipo</text:p>
          </table:table-cell>
          <table:table-cell table:style-name="TABLA_5f_DOCUMENTOS_5f_SECUNDARIOS.B1" office:value-type="string">
            <text:p text:style-name="P19">Numero</text:p>
          </table:table-cell>
        </table:table-row>
      </table:table>
      <text:p text:style-name="P16"/>
      <text:p text:style-name="P4"/>
      <text:p text:style-name="P5"/>
      <text:p text:style-name="P27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21">Codigo</text:p>
          </table:table-cell>
          <table:table-cell table:style-name="TABLA_5f_BIENES.A1" office:value-type="string">
            <text:p text:style-name="P21">Nombre</text:p>
          </table:table-cell>
          <table:table-cell table:style-name="TABLA_5f_BIENES.A1" office:value-type="string">
            <text:p text:style-name="P21">Cantidad</text:p>
          </table:table-cell>
          <table:table-cell table:style-name="TABLA_5f_BIENES.A1" office:value-type="string">
            <text:p text:style-name="P21">Cost<text:span text:style-name="T1">o unitario</text:span></text:p>
          </table:table-cell>
          <table:table-cell table:style-name="TABLA_5f_BIENES.E1" office:value-type="string">
            <text:p text:style-name="P22">Costo total</text:p>
          </table:table-cell>
        </table:table-row>
        <table:table-row table:style-name="TABLA_5f_BIENES.1">
          <table:table-cell table:style-name="TABLA_5f_BIENES.A2" office:value-type="string">
            <text:p text:style-name="P25">2.1.9.00000.8888</text:p>
          </table:table-cell>
          <table:table-cell table:style-name="TABLA_5f_BIENES.B2" office:value-type="string">
            <text:p text:style-name="P30">Goma lapiz</text:p>
          </table:table-cell>
          <table:table-cell table:style-name="TABLA_5f_BIENES.C2" office:value-type="string">
            <text:p text:style-name="P30">45</text:p>
          </table:table-cell>
          <table:table-cell table:style-name="TABLA_5f_BIENES.D2" office:value-type="string">
            <text:p text:style-name="P30">45.0</text:p>
          </table:table-cell>
          <table:table-cell table:style-name="TABLA_5f_BIENES.E2" office:value-type="string">
            <text:p text:style-name="P26">2025.0</text:p>
          </table:table-cell>
        </table:table-row>
      </table:table>
      <text:p text:style-name="P13"/>
      <text:p text:style-name="P14"/>
      <text:p text:style-name="P15"><text:span text:style-name="T2">Total general:</text:span> 2025.0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6:20:31.646276909</dc:date>
    <meta:generator>LibreOffice/4.2.8.2$Linux_x86 LibreOffice_project/420m0$Build-2</meta:generator>
    <meta:editing-duration>PT20H55M13S</meta:editing-duration>
    <meta:editing-cycles>64</meta:editing-cycles>
    <meta:document-statistic meta:table-count="2" meta:image-count="1" meta:object-count="0" meta:page-count="2" meta:paragraph-count="27" meta:word-count="52" meta:character-count="482" meta:non-whitespace-character-count="456"/>
  </office:meta>
</office:document-meta>
</file>